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7" table:default-cell-style-name="ce1"/>
        <table:table-row table:style-name="ro1">
          <table:table-cell table:style-name="Default" office:value-type="string" calcext:value-type="string">
            <text:p>Z.Z.5.9.C25.2</text:p>
          </table:table-cell>
          <table:table-cell table:style-name="Default" office:value-type="string" calcext:value-type="string">
            <text:p>Z.9.C25.1</text:p>
          </table:table-cell>
          <table:table-cell table:style-name="Default" office:value-type="string" calcext:value-type="string">
            <text:p>Z.9.C26.1</text:p>
          </table:table-cell>
          <table:table-cell table:style-name="Default" office:value-type="string" calcext:value-type="string">
            <text:p>X2.ME.C26</text:p>
          </table:table-cell>
          <table:table-cell table:style-name="Default" office:value-type="string" calcext:value-type="string">
            <text:p>Z.Z.5.9.C27.2</text:p>
          </table:table-cell>
          <table:table-cell table:style-name="Default" office:value-type="string" calcext:value-type="string">
            <text:p>X2.ME.C28</text:p>
          </table:table-cell>
          <table:table-cell table:style-name="Default" office:value-type="string" calcext:value-type="string">
            <text:p>Z.Z.5.9.C29.2</text:p>
          </table:table-cell>
          <table:table-cell table:style-name="Default" office:value-type="string" calcext:value-type="string">
            <text:p>X2.ME.C30</text:p>
          </table:table-cell>
        </table:table-row>
        <table:table-row table:style-name="ro1">
          <table:table-cell office:value-type="float" office:value="3.26582" calcext:value-type="float">
            <text:p>3.265820000</text:p>
          </table:table-cell>
          <table:table-cell office:value-type="float" office:value="2.55029" calcext:value-type="float">
            <text:p>2.550290000</text:p>
          </table:table-cell>
          <table:table-cell office:value-type="float" office:value="2.3503" calcext:value-type="float">
            <text:p>2.350300000</text:p>
          </table:table-cell>
          <table:table-cell office:value-type="float" office:value="2.0446" calcext:value-type="float">
            <text:p>2.044600000</text:p>
          </table:table-cell>
          <table:table-cell office:value-type="float" office:value="2.53431" calcext:value-type="float">
            <text:p>2.534310000</text:p>
          </table:table-cell>
          <table:table-cell office:value-type="float" office:value="2.46157" calcext:value-type="float">
            <text:p>2.461570000</text:p>
          </table:table-cell>
          <table:table-cell office:value-type="float" office:value="1.90897" calcext:value-type="float">
            <text:p>1.908970000</text:p>
          </table:table-cell>
          <table:table-cell office:value-type="float" office:value="2.34868" calcext:value-type="float">
            <text:p>2.348680000</text:p>
          </table:table-cell>
        </table:table-row>
        <table:table-row table:style-name="ro1">
          <table:table-cell office:value-type="float" office:value="2.55029" calcext:value-type="float">
            <text:p>2.550290000</text:p>
          </table:table-cell>
          <table:table-cell office:value-type="float" office:value="3.44555" calcext:value-type="float">
            <text:p>3.445550000</text:p>
          </table:table-cell>
          <table:table-cell office:value-type="float" office:value="2.18384" calcext:value-type="float">
            <text:p>2.183840000</text:p>
          </table:table-cell>
          <table:table-cell office:value-type="float" office:value="1.58427" calcext:value-type="float">
            <text:p>1.584270000</text:p>
          </table:table-cell>
          <table:table-cell office:value-type="float" office:value="2.20061" calcext:value-type="float">
            <text:p>2.200610000</text:p>
          </table:table-cell>
          <table:table-cell office:value-type="float" office:value="2.17046" calcext:value-type="float">
            <text:p>2.170460000</text:p>
          </table:table-cell>
          <table:table-cell office:value-type="float" office:value="1.69312" calcext:value-type="float">
            <text:p>1.693120000</text:p>
          </table:table-cell>
          <table:table-cell office:value-type="float" office:value="2.12575" calcext:value-type="float">
            <text:p>2.125750000</text:p>
          </table:table-cell>
        </table:table-row>
        <table:table-row table:style-name="ro1">
          <table:table-cell office:value-type="float" office:value="2.3503" calcext:value-type="float">
            <text:p>2.350300000</text:p>
          </table:table-cell>
          <table:table-cell office:value-type="float" office:value="2.18384" calcext:value-type="float">
            <text:p>2.183840000</text:p>
          </table:table-cell>
          <table:table-cell office:value-type="float" office:value="2.36217" calcext:value-type="float">
            <text:p>2.362170000</text:p>
          </table:table-cell>
          <table:table-cell office:value-type="float" office:value="1.70543" calcext:value-type="float">
            <text:p>1.705430000</text:p>
          </table:table-cell>
          <table:table-cell office:value-type="float" office:value="2.44734" calcext:value-type="float">
            <text:p>2.447340000</text:p>
          </table:table-cell>
          <table:table-cell office:value-type="float" office:value="2.24925" calcext:value-type="float">
            <text:p>2.249250000</text:p>
          </table:table-cell>
          <table:table-cell office:value-type="float" office:value="1.68035" calcext:value-type="float">
            <text:p>1.680350000</text:p>
          </table:table-cell>
          <table:table-cell office:value-type="float" office:value="2.2115" calcext:value-type="float">
            <text:p>2.211500000</text:p>
          </table:table-cell>
        </table:table-row>
        <table:table-row table:style-name="ro1">
          <table:table-cell office:value-type="float" office:value="2.0446" calcext:value-type="float">
            <text:p>2.044600000</text:p>
          </table:table-cell>
          <table:table-cell office:value-type="float" office:value="1.58427" calcext:value-type="float">
            <text:p>1.584270000</text:p>
          </table:table-cell>
          <table:table-cell office:value-type="float" office:value="1.70543" calcext:value-type="float">
            <text:p>1.705430000</text:p>
          </table:table-cell>
          <table:table-cell office:value-type="float" office:value="3.54744" calcext:value-type="float">
            <text:p>3.547440000</text:p>
          </table:table-cell>
          <table:table-cell office:value-type="float" office:value="2.08138" calcext:value-type="float">
            <text:p>2.081380000</text:p>
          </table:table-cell>
          <table:table-cell office:value-type="float" office:value="2.90377" calcext:value-type="float">
            <text:p>2.903770000</text:p>
          </table:table-cell>
          <table:table-cell office:value-type="float" office:value="1.78919" calcext:value-type="float">
            <text:p>1.789190000</text:p>
          </table:table-cell>
          <table:table-cell office:value-type="float" office:value="2.22328" calcext:value-type="float">
            <text:p>2.223280000</text:p>
          </table:table-cell>
        </table:table-row>
        <table:table-row table:style-name="ro1">
          <table:table-cell office:value-type="float" office:value="2.53431" calcext:value-type="float">
            <text:p>2.534310000</text:p>
          </table:table-cell>
          <table:table-cell office:value-type="float" office:value="2.20061" calcext:value-type="float">
            <text:p>2.200610000</text:p>
          </table:table-cell>
          <table:table-cell office:value-type="float" office:value="2.44734" calcext:value-type="float">
            <text:p>2.447340000</text:p>
          </table:table-cell>
          <table:table-cell office:value-type="float" office:value="2.08138" calcext:value-type="float">
            <text:p>2.081380000</text:p>
          </table:table-cell>
          <table:table-cell office:value-type="float" office:value="3.62188" calcext:value-type="float">
            <text:p>3.621880000</text:p>
          </table:table-cell>
          <table:table-cell office:value-type="float" office:value="2.5554" calcext:value-type="float">
            <text:p>2.555400000</text:p>
          </table:table-cell>
          <table:table-cell office:value-type="float" office:value="2.31787" calcext:value-type="float">
            <text:p>2.317870000</text:p>
          </table:table-cell>
          <table:table-cell office:value-type="float" office:value="2.47691" calcext:value-type="float">
            <text:p>2.476910000</text:p>
          </table:table-cell>
        </table:table-row>
        <table:table-row table:style-name="ro1">
          <table:table-cell office:value-type="float" office:value="2.46157" calcext:value-type="float">
            <text:p>2.461570000</text:p>
          </table:table-cell>
          <table:table-cell office:value-type="float" office:value="2.17046" calcext:value-type="float">
            <text:p>2.170460000</text:p>
          </table:table-cell>
          <table:table-cell office:value-type="float" office:value="2.24925" calcext:value-type="float">
            <text:p>2.249250000</text:p>
          </table:table-cell>
          <table:table-cell office:value-type="float" office:value="2.90377" calcext:value-type="float">
            <text:p>2.903770000</text:p>
          </table:table-cell>
          <table:table-cell office:value-type="float" office:value="2.5554" calcext:value-type="float">
            <text:p>2.555400000</text:p>
          </table:table-cell>
          <table:table-cell office:value-type="float" office:value="3.41498" calcext:value-type="float">
            <text:p>3.414980000</text:p>
          </table:table-cell>
          <table:table-cell office:value-type="float" office:value="2.13519" calcext:value-type="float">
            <text:p>2.135190000</text:p>
          </table:table-cell>
          <table:table-cell office:value-type="float" office:value="3.20326" calcext:value-type="float">
            <text:p>3.203260000</text:p>
          </table:table-cell>
        </table:table-row>
        <table:table-row table:style-name="ro1">
          <table:table-cell office:value-type="float" office:value="1.90897" calcext:value-type="float">
            <text:p>1.908970000</text:p>
          </table:table-cell>
          <table:table-cell office:value-type="float" office:value="1.69312" calcext:value-type="float">
            <text:p>1.693120000</text:p>
          </table:table-cell>
          <table:table-cell office:value-type="float" office:value="1.68035" calcext:value-type="float">
            <text:p>1.680350000</text:p>
          </table:table-cell>
          <table:table-cell office:value-type="float" office:value="1.78919" calcext:value-type="float">
            <text:p>1.789190000</text:p>
          </table:table-cell>
          <table:table-cell office:value-type="float" office:value="2.31787" calcext:value-type="float">
            <text:p>2.317870000</text:p>
          </table:table-cell>
          <table:table-cell office:value-type="float" office:value="2.13519" calcext:value-type="float">
            <text:p>2.135190000</text:p>
          </table:table-cell>
          <table:table-cell office:value-type="float" office:value="3.3025" calcext:value-type="float">
            <text:p>3.302500000</text:p>
          </table:table-cell>
          <table:table-cell office:value-type="float" office:value="2.05307" calcext:value-type="float">
            <text:p>2.053070000</text:p>
          </table:table-cell>
        </table:table-row>
        <table:table-row table:style-name="ro1">
          <table:table-cell office:value-type="float" office:value="2.34868" calcext:value-type="float">
            <text:p>2.348680000</text:p>
          </table:table-cell>
          <table:table-cell office:value-type="float" office:value="2.12575" calcext:value-type="float">
            <text:p>2.125750000</text:p>
          </table:table-cell>
          <table:table-cell office:value-type="float" office:value="2.2115" calcext:value-type="float">
            <text:p>2.211500000</text:p>
          </table:table-cell>
          <table:table-cell office:value-type="float" office:value="2.22328" calcext:value-type="float">
            <text:p>2.223280000</text:p>
          </table:table-cell>
          <table:table-cell office:value-type="float" office:value="2.47691" calcext:value-type="float">
            <text:p>2.476910000</text:p>
          </table:table-cell>
          <table:table-cell office:value-type="float" office:value="3.20326" calcext:value-type="float">
            <text:p>3.203260000</text:p>
          </table:table-cell>
          <table:table-cell office:value-type="float" office:value="2.05307" calcext:value-type="float">
            <text:p>2.053070000</text:p>
          </table:table-cell>
          <table:table-cell office:value-type="float" office:value="3.36259" calcext:value-type="float">
            <text:p>3.36259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6" number:min-integer-digits="1"/>
    </number:number-style>
    <number:number-style style:name="N111">
      <number:number number:decimal-places="9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0:26:52.0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5S</meta:editing-duration>
    <meta:editing-cycles>4</meta:editing-cycles>
    <meta:generator>LibreOffice/4.4.1.2$Windows_x86 LibreOffice_project/45e2de17089c24a1fa810c8f975a7171ba4cd432</meta:generator>
    <dc:date>2015-04-04T10:51:45.061000000</dc:date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